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329" officeooo:paragraph-rsid="0012c329"/>
    </style:style>
    <style:style style:name="P2" style:family="paragraph" style:parent-style-name="Standard">
      <style:text-properties officeooo:rsid="0013184c" officeooo:paragraph-rsid="0013184c"/>
    </style:style>
    <style:style style:name="T1" style:family="text">
      <style:text-properties officeooo:rsid="001318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es en la hoja de estilos llamada estilos.css, podemos encontrar elementos tales como:</text:p>
      <text:p text:style-name="P1"><text:tab/>- Selector body, que todo lo que cambiemos aquí dentro, se aplicará a todo lo que haya <text:tab/>dentro <text:tab/>dentro de las etiquetas &lt;body&gt; &lt;/body&gt;</text:p>
      <text:p text:style-name="P1"><text:tab/>- Selector h1, al igual que body todo lo que este comprendido entre las etiquetas de apertura <text:tab/>y cierre de h1, llevará aplicado los estilos aquí definidos</text:p>
      <text:p text:style-name="P1"><text:tab/>- Selector hr y p pasa igual que con body y h1</text:p>
      <text:p text:style-name="P1"><text:tab/>- Selector p.verse, esto aplica un estilo a las etiquetas &lt;p&gt;&lt;/p&gt; que lleven un atributo class, <text:tab/>que defina el estilo con una palabra, por ejemplo en este ejercicio se ha utilizado la palabra <text:tab/>“verse”</text:p>
      <text:p text:style-name="P1"><text:tab/>- Selector a, <text:span text:style-name="T1">tiene varios pseudo-selectores tales como:</text:span></text:p>
      <text:p text:style-name="P1"><text:span text:style-name="T1"><text:tab/><text:tab/>+ link, que define que cuando el enlace está ahi sin más sea de color verde</text:span></text:p>
      <text:p text:style-name="P2"><text:tab/><text:tab/>+ visited, cuando hayas pinchado en el enlace se cambia de color y se queda de color <text:tab/><text:tab/>amarillo</text:p>
      <text:p text:style-name="P2"><text:tab/><text:tab/>+ hover, es para cuando pasemos el puntero por encima del enlace, que este se ponga <text:tab/><text:tab/>de color negro</text:p>
      <text:p text:style-name="P2"><text:tab/><text:tab/>+ active, para el momento en el que se pincha, este esté de color az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8:40:15.347764757</meta:creation-date>
    <dc:date>2016-11-16T08:56:08.531981612</dc:date>
    <meta:editing-duration>PT5M13S</meta:editing-duration>
    <meta:editing-cycles>1</meta:editing-cycles>
    <meta:document-statistic meta:table-count="0" meta:image-count="0" meta:object-count="0" meta:page-count="1" meta:paragraph-count="10" meta:word-count="186" meta:character-count="1030" meta:non-whitespace-character-count="832"/>
    <meta:generator>LibreOffice/5.1.4.2$Linux_X86_64 LibreOffice_project/10m0$Build-2</meta:generator>
  </office:meta>
</office:document-meta>
</file>